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ff23"/>
    </style:style>
    <style:style style:name="ce2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4.3417in" svg:x="14.3126in" svg:y="0.1882in">
            <draw:object draw:notify-on-update-of-ranges="Sheet1.G44:Sheet1.G47 Sheet1.H44:Sheet1.H47 Sheet1.J48:Sheet1.J51 Sheet1.K48:Sheet1.K51 Sheet1.J44:Sheet1.J47 Sheet1.K44:Sheet1.K47 Sheet1.G49:Sheet1.G52 Sheet1.H49:Sheet1.H5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 table:number-rows-repeated="9">
          <table:table-cell table:number-columns-repeated="14"/>
        </table:table-row>
        <table:table-row table:style-name="ro1">
          <table:table-cell office:value-type="string" calcext:value-type="string">
            <text:p>Mg2SiO4</text:p>
          </table:table-cell>
          <table:table-cell office:value-type="string" calcext:value-type="string">
            <text:p>H2O</text:p>
          </table:table-cell>
          <table:table-cell office:value-type="string" calcext:value-type="string">
            <text:p>Mg2SiO4 in wad</text:p>
          </table:table-cell>
          <table:table-cell office:value-type="string" calcext:value-type="string">
            <text:p>H2O in wad</text:p>
          </table:table-cell>
          <table:table-cell table:number-columns-repeated="3"/>
          <table:table-cell office:value-type="string" calcext:value-type="string">
            <text:p>H2O</text:p>
          </table:table-cell>
          <table:table-cell table:number-columns-repeated="6"/>
        </table:table-row>
        <table:table-row table:style-name="ro1">
          <table:table-cell table:formula="of:=100-[.B11]" office:value-type="float" office:value="97.8" calcext:value-type="float">
            <text:p>97.8</text:p>
          </table:table-cell>
          <table:table-cell office:value-type="float" office:value="2.2" calcext:value-type="float">
            <text:p>2.2</text:p>
          </table:table-cell>
          <table:table-cell table:formula="of:=[.A11]/(30.44*2+60.08)" office:value-type="float" office:value="0.808531746031746" calcext:value-type="float">
            <text:p>0.808531746</text:p>
          </table:table-cell>
          <table:table-cell table:formula="of:=[.B11]/18.02" office:value-type="float" office:value="0.122086570477248" calcext:value-type="float">
            <text:p>0.1220865705</text:p>
          </table:table-cell>
          <table:table-cell table:formula="of:=SUM([.C11:.D11])" office:value-type="float" office:value="0.930618316508993" calcext:value-type="float">
            <text:p>0.9306183165</text:p>
          </table:table-cell>
          <table:table-cell table:formula="of:=[.C11]/[.E11]" office:value-type="float" office:value="0.868811339395051" calcext:value-type="float">
            <text:p>0.8688113394</text:p>
          </table:table-cell>
          <table:table-cell table:formula="of:=[.D11]/[.E11]" office:value-type="float" office:value="0.131188660604949" calcext:value-type="float">
            <text:p>0.131188660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11]/[.H11]" office:value-type="float" office:value="0.122086570477248" calcext:value-type="float">
            <text:p>0.1220865705</text:p>
          </table:table-cell>
          <table:table-cell table:formula="of:=[.B11]/100" office:value-type="float" office:value="0.022" calcext:value-type="float">
            <text:p>0.022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formula="of:=[.B11]/100" office:value-type="float" office:value="0.022" calcext:value-type="float">
            <text:p>0.022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wt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s</text:p>
          </table:table-cell>
          <table:table-cell table:number-columns-repeated="2"/>
          <table:table-cell office:value-type="string" calcext:value-type="string">
            <text:p>H2O</text:p>
          </table:table-cell>
          <table:table-cell office:value-type="string" calcext:value-type="string">
            <text:p>Mg:Si</text:p>
          </table:table-cell>
          <table:table-cell office:value-type="string" calcext:value-type="string">
            <text:p>MgO</text:p>
          </table:table-cell>
          <table:table-cell office:value-type="string" calcext:value-type="string">
            <text:p>SiO2</text:p>
          </table:table-cell>
          <table:table-cell table:number-columns-repeated="4"/>
          <table:table-cell office:value-type="string" calcext:value-type="string">
            <text:p>H2O</text:p>
          </table:table-cell>
          <table:table-cell office:value-type="string" calcext:value-type="string">
            <text:p>MgO</text:p>
          </table:table-cell>
          <table:table-cell office:value-type="string" calcext:value-type="string">
            <text:p>SiO2</text:p>
          </table:table-cell>
        </table:table-row>
        <table:table-row table:style-name="ro1">
          <table:table-cell office:value-type="string" calcext:value-type="string">
            <text:p>H2O</text:p>
          </table:table-cell>
          <table:table-cell office:value-type="float" office:value="18.02" calcext:value-type="float">
            <text:p>18.02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2" calcext:value-type="float">
            <text:p>2</text:p>
          </table:table-cell>
          <table:table-cell table:formula="of:=(1-[.D17])*[.E17]/(1+[.E17])" office:value-type="float" office:value="0.346666666666667" calcext:value-type="float">
            <text:p>0.3466666667</text:p>
          </table:table-cell>
          <table:table-cell table:formula="of:=1-[.F17]-[.D17]" office:value-type="float" office:value="0.173333333333333" calcext:value-type="float">
            <text:p>0.1733333333</text:p>
          </table:table-cell>
          <table:table-cell table:formula="of:=[.D17]*[.$B$17]" office:value-type="float" office:value="8.6496" calcext:value-type="float">
            <text:p>8.6496</text:p>
          </table:table-cell>
          <table:table-cell table:formula="of:=[.F17]*[.$B$19]" office:value-type="float" office:value="13.972192" calcext:value-type="float">
            <text:p>13.972192</text:p>
          </table:table-cell>
          <table:table-cell table:formula="of:=[.G17]*[.$B$20]" office:value-type="float" office:value="10.4138666666667" calcext:value-type="float">
            <text:p>10.4138666667</text:p>
          </table:table-cell>
          <table:table-cell table:formula="of:=SUM([.H17:.J17])" office:value-type="float" office:value="33.0356586666667" calcext:value-type="float">
            <text:p>33.0356586667</text:p>
          </table:table-cell>
          <table:table-cell table:style-name="ce2" table:formula="of:=[.H17]/[.$K$17]" office:value-type="float" office:value="0.261826170541214" calcext:value-type="float">
            <text:p>0.2618261705</text:p>
          </table:table-cell>
          <table:table-cell table:style-name="ce2" table:formula="of:=[.I17]/[.$K$17]" office:value-type="float" office:value="0.42294274017603" calcext:value-type="float">
            <text:p>0.4229427402</text:p>
          </table:table-cell>
          <table:table-cell table:style-name="ce2" table:formula="of:=[.J17]/[.$K$17]" office:value-type="float" office:value="0.315231089282756" calcext:value-type="float">
            <text:p>0.3152310893</text:p>
          </table:table-cell>
        </table:table-row>
        <table:table-row table:style-name="ro1">
          <table:table-cell office:value-type="string" calcext:value-type="string">
            <text:p>Mg2/3Si1/3O4/3</text:p>
          </table:table-cell>
          <table:table-cell table:formula="of:=40.3044*2/3 + 60.08/3" office:value-type="float" office:value="46.8962666666667" calcext:value-type="float">
            <text:p>46.8962666667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.8" calcext:value-type="float">
            <text:p>1.8</text:p>
          </table:table-cell>
          <table:table-cell table:formula="of:=(1-[.D18])*[.E18]/(1+[.E18])" office:value-type="float" office:value="0.45" calcext:value-type="float">
            <text:p>0.45</text:p>
          </table:table-cell>
          <table:table-cell table:formula="of:=1-[.F18]-[.D18]" office:value-type="float" office:value="0.25" calcext:value-type="float">
            <text:p>0.25</text:p>
          </table:table-cell>
          <table:table-cell table:formula="of:=[.D18]*[.$B$17]" office:value-type="float" office:value="5.406" calcext:value-type="float">
            <text:p>5.406</text:p>
          </table:table-cell>
          <table:table-cell table:formula="of:=[.F18]*[.$B$19]" office:value-type="float" office:value="18.13698" calcext:value-type="float">
            <text:p>18.13698</text:p>
          </table:table-cell>
          <table:table-cell table:formula="of:=[.G18]*[.$B$20]" office:value-type="float" office:value="15.02" calcext:value-type="float">
            <text:p>15.02</text:p>
          </table:table-cell>
          <table:table-cell table:formula="of:=SUM([.H18:.J18])" office:value-type="float" office:value="38.56298" calcext:value-type="float">
            <text:p>38.56298</text:p>
          </table:table-cell>
          <table:table-cell table:style-name="ce2" table:formula="of:=[.H18]/[.$K$17]" office:value-type="float" office:value="0.163641356588259" calcext:value-type="float">
            <text:p>0.1636413566</text:p>
          </table:table-cell>
          <table:table-cell table:style-name="ce2" table:formula="of:=[.I18]/[.$K$17]" office:value-type="float" office:value="0.549012210805423" calcext:value-type="float">
            <text:p>0.5490122108</text:p>
          </table:table-cell>
          <table:table-cell table:style-name="ce2" table:formula="of:=[.J18]/[.$K$17]" office:value-type="float" office:value="0.454660224927053" calcext:value-type="float">
            <text:p>0.4546602249</text:p>
          </table:table-cell>
        </table:table-row>
        <table:table-row table:style-name="ro1">
          <table:table-cell office:value-type="string" calcext:value-type="string">
            <text:p>MgO</text:p>
          </table:table-cell>
          <table:table-cell office:value-type="float" office:value="40.3044" calcext:value-type="float">
            <text:p>40.3044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2" calcext:value-type="float">
            <text:p>2</text:p>
          </table:table-cell>
          <table:table-cell table:formula="of:=(1-[.D19])*[.E19]/(1+[.E19])" office:value-type="float" office:value="0.253333333333333" calcext:value-type="float">
            <text:p>0.2533333333</text:p>
          </table:table-cell>
          <table:table-cell table:formula="of:=1-[.F19]-[.D19]" office:value-type="float" office:value="0.126666666666667" calcext:value-type="float">
            <text:p>0.1266666667</text:p>
          </table:table-cell>
          <table:table-cell table:formula="of:=[.D19]*[.$B$17]" office:value-type="float" office:value="11.1724" calcext:value-type="float">
            <text:p>11.1724</text:p>
          </table:table-cell>
          <table:table-cell table:formula="of:=[.F19]*[.$B$19]" office:value-type="float" office:value="10.210448" calcext:value-type="float">
            <text:p>10.210448</text:p>
          </table:table-cell>
          <table:table-cell table:formula="of:=[.G19]*[.$B$20]" office:value-type="float" office:value="7.61013333333333" calcext:value-type="float">
            <text:p>7.6101333333</text:p>
          </table:table-cell>
          <table:table-cell table:formula="of:=SUM([.H19:.J19])" office:value-type="float" office:value="28.9929813333333" calcext:value-type="float">
            <text:p>28.9929813333</text:p>
          </table:table-cell>
          <table:table-cell table:style-name="ce2" table:formula="of:=[.H19]/[.$K$17]" office:value-type="float" office:value="0.338192136949068" calcext:value-type="float">
            <text:p>0.3381921369</text:p>
          </table:table-cell>
          <table:table-cell table:style-name="ce2" table:formula="of:=[.I19]/[.$K$17]" office:value-type="float" office:value="0.309073540897868" calcext:value-type="float">
            <text:p>0.3090735409</text:p>
          </table:table-cell>
          <table:table-cell table:style-name="ce2" table:formula="of:=[.J19]/[.$K$17]" office:value-type="float" office:value="0.230361180629707" calcext:value-type="float">
            <text:p>0.2303611806</text:p>
          </table:table-cell>
        </table:table-row>
        <table:table-row table:style-name="ro1">
          <table:table-cell office:value-type="string" calcext:value-type="string">
            <text:p>SiO2</text:p>
          </table:table-cell>
          <table:table-cell office:value-type="float" office:value="60.08" calcext:value-type="float">
            <text:p>60.0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wt%</text:p>
          </table:table-cell>
          <table:table-cell table:number-columns-repeated="4"/>
          <table:table-cell office:value-type="string" calcext:value-type="string">
            <text:p>mol% (one-cation solid, I.e.Mg2/3Si1/3O4/3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lt</text:p>
          </table:table-cell>
          <table:table-cell office:value-type="string" calcext:value-type="string">
            <text:p>Mg:Si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H2O (melt)</text:p>
          </table:table-cell>
          <table:table-cell office:value-type="string" calcext:value-type="string">
            <text:p>MgO (melt)</text:p>
          </table:table-cell>
          <table:table-cell office:value-type="string" calcext:value-type="string">
            <text:p>SiO2 (mel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0" calcext:value-type="float">
            <text:p>20</text:p>
          </table:table-cell>
          <table:table-cell office:value-type="float" office:value="1300" calcext:value-type="float">
            <text:p>1300</text:p>
          </table:table-cell>
          <table:table-cell office:value-type="float" office:value="2.6" calcext:value-type="float">
            <text:p>2.6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23]/[.E23]" office:value-type="float" office:value="0.026" calcext:value-type="float">
            <text:p>0.026</text:p>
          </table:table-cell>
          <table:table-cell/>
          <table:table-cell table:formula="of:=100*([.D23]/[.$B$17])/(([.D23]/[.$B$17]) + ((100-[.D23])/[.$B$18]))" office:value-type="float" office:value="6.49574893952923" calcext:value-type="float">
            <text:p>6.4957489395</text:p>
          </table:table-cell>
          <table:table-cell table:formula="of:=100*([.E23]/[.$B$17])/(([.E23]/[.$B$17]) + ((100-[.E23])/[.$B$18]))" office:value-type="float" office:value="100" calcext:value-type="float">
            <text:p>100</text:p>
          </table:table-cell>
          <table:table-cell table:formula="of:=(100-[.J23])*2/3" office:value-type="float" office:value="0" calcext:value-type="float">
            <text:p>0</text:p>
          </table:table-cell>
          <table:table-cell table:formula="of:=100-[.J23]-[.K23]" office:value-type="float" office:value="0" calcext:value-type="float">
            <text:p>0</text:p>
          </table:table-cell>
          <table:table-cell office:value-type="string" calcext:value-type="string">
            <text:p>Ohtani et al., 2000</text:p>
          </table:table-cell>
          <table:table-cell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0" calcext:value-type="float">
            <text:p>20</text:p>
          </table:table-cell>
          <table:table-cell office:value-type="float" office:value="1370" calcext:value-type="float">
            <text:p>1370</text:p>
          </table:table-cell>
          <table:table-cell office:value-type="float" office:value="1.9" calcext:value-type="float">
            <text:p>1.9</text:p>
          </table:table-cell>
          <table:table-cell office:value-type="float" office:value="68.5" calcext:value-type="float">
            <text:p>68.5</text:p>
          </table:table-cell>
          <table:table-cell/>
          <table:table-cell table:formula="of:=[.D24]/[.E24]" office:value-type="float" office:value="0.0277372262773723" calcext:value-type="float">
            <text:p>0.0277372263</text:p>
          </table:table-cell>
          <table:table-cell/>
          <table:table-cell table:formula="of:=100*([.D24]/[.$B$17])/(([.D24]/[.$B$17]) + ((100-[.D24])/[.$B$18]))" office:value-type="float" office:value="4.79856700111905" calcext:value-type="float">
            <text:p>4.7985670011</text:p>
          </table:table-cell>
          <table:table-cell table:formula="of:=100*([.E24]/[.$B$17])/(([.E24]/[.$B$17]) + ((100-[.E24])/[.$B$18]))" office:value-type="float" office:value="84.9834297360066" calcext:value-type="float">
            <text:p>84.983429736</text:p>
          </table:table-cell>
          <table:table-cell table:formula="of:=(100-[.J24])*2/3" office:value-type="float" office:value="10.0110468426622" calcext:value-type="float">
            <text:p>10.0110468427</text:p>
          </table:table-cell>
          <table:table-cell table:formula="of:=100-[.J24]-[.K24]" office:value-type="float" office:value="5.00552342133112" calcext:value-type="float">
            <text:p>5.0055234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0" calcext:value-type="float">
            <text:p>20</text:p>
          </table:table-cell>
          <table:table-cell office:value-type="float" office:value="1370" calcext:value-type="float">
            <text:p>1370</text:p>
          </table:table-cell>
          <table:table-cell office:value-type="float" office:value="1.9" calcext:value-type="float">
            <text:p>1.9</text:p>
          </table:table-cell>
          <table:table-cell office:value-type="float" office:value="83.4" calcext:value-type="float">
            <text:p>83.4</text:p>
          </table:table-cell>
          <table:table-cell/>
          <table:table-cell table:formula="of:=[.D25]/[.E25]" office:value-type="float" office:value="0.0227817745803357" calcext:value-type="float">
            <text:p>0.0227817746</text:p>
          </table:table-cell>
          <table:table-cell/>
          <table:table-cell table:formula="of:=100*([.D25]/[.$B$17])/(([.D25]/[.$B$17]) + ((100-[.D25])/[.$B$18]))" office:value-type="float" office:value="4.79856700111905" calcext:value-type="float">
            <text:p>4.7985670011</text:p>
          </table:table-cell>
          <table:table-cell table:formula="of:=100*([.E25]/[.$B$17])/(([.E25]/[.$B$17]) + ((100-[.E25])/[.$B$18]))" office:value-type="float" office:value="92.8952004491558" calcext:value-type="float">
            <text:p>92.8952004492</text:p>
          </table:table-cell>
          <table:table-cell table:formula="of:=(100-[.J25])*2/3" office:value-type="float" office:value="4.73653303389613" calcext:value-type="float">
            <text:p>4.7365330339</text:p>
          </table:table-cell>
          <table:table-cell table:formula="of:=100-[.J25]-[.K25]" office:value-type="float" office:value="2.36826651694806" calcext:value-type="float">
            <text:p>2.3682665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3" calcext:value-type="float">
            <text:p>23</text:p>
          </table:table-cell>
          <table:table-cell office:value-type="float" office:value="1450" calcext:value-type="float">
            <text:p>1450</text:p>
          </table:table-cell>
          <table:table-cell office:value-type="float" office:value="1.6" calcext:value-type="float">
            <text:p>1.6</text:p>
          </table:table-cell>
          <table:table-cell office:value-type="float" office:value="38.6" calcext:value-type="float">
            <text:p>38.6</text:p>
          </table:table-cell>
          <table:table-cell/>
          <table:table-cell table:formula="of:=[.D26]/[.E26]" office:value-type="float" office:value="0.0414507772020725" calcext:value-type="float">
            <text:p>0.0414507772</text:p>
          </table:table-cell>
          <table:table-cell/>
          <table:table-cell table:formula="of:=100*([.D26]/[.$B$17])/(([.D26]/[.$B$17]) + ((100-[.D26])/[.$B$18]))" office:value-type="float" office:value="4.05983899941905" calcext:value-type="float">
            <text:p>4.0598389994</text:p>
          </table:table-cell>
          <table:table-cell table:formula="of:=100*([.E26]/[.$B$17])/(([.E26]/[.$B$17]) + ((100-[.E26])/[.$B$18]))" office:value-type="float" office:value="62.0647693887095" calcext:value-type="float">
            <text:p>62.0647693887</text:p>
          </table:table-cell>
          <table:table-cell table:formula="of:=(100-[.J26])*2/3" office:value-type="float" office:value="25.2901537408603" calcext:value-type="float">
            <text:p>25.2901537409</text:p>
          </table:table-cell>
          <table:table-cell table:formula="of:=100-[.J26]-[.K26]" office:value-type="float" office:value="12.6450768704302" calcext:value-type="float">
            <text:p>12.64507687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ssessed</text:p>
          </table:table-cell>
          <table:table-cell office:value-type="float" office:value="20" calcext:value-type="float">
            <text:p>20</text:p>
          </table:table-cell>
          <table:table-cell office:value-type="float" office:value="1300" calcext:value-type="float">
            <text:p>1300</text:p>
          </table:table-cell>
          <table:table-cell office:value-type="float" office:value="2.6" calcext:value-type="float">
            <text:p>2.6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27]/[.E27]" office:value-type="float" office:value="0.065" calcext:value-type="float">
            <text:p>0.065</text:p>
          </table:table-cell>
          <table:table-cell/>
          <table:table-cell table:formula="of:=100*([.D27]/[.$B$17])/(([.D27]/[.$B$17]) + ((100-[.D27])/[.$B$18]))" office:value-type="float" office:value="6.49574893952923" calcext:value-type="float">
            <text:p>6.4957489395</text:p>
          </table:table-cell>
          <table:table-cell table:formula="of:=100*([.E27]/[.$B$17])/(([.E27]/[.$B$17]) + ((100-[.E27])/[.$B$18]))" office:value-type="float" office:value="63.4365412744591" calcext:value-type="float">
            <text:p>63.4365412745</text:p>
          </table:table-cell>
          <table:table-cell table:formula="of:=(100-[.J27])*2/3" office:value-type="float" office:value="24.3756391503606" calcext:value-type="float">
            <text:p>24.3756391504</text:p>
          </table:table-cell>
          <table:table-cell table:formula="of:=100-[.J27]-[.K27]" office:value-type="float" office:value="12.1878195751803" calcext:value-type="float">
            <text:p>12.1878195752</text:p>
          </table:table-cell>
          <table:table-cell office:value-type="string" calcext:value-type="string">
            <text:p>Ohtani et al., 2000</text:p>
          </table:table-cell>
          <table:table-cell/>
        </table:table-row>
        <table:table-row table:style-name="ro1">
          <table:table-cell office:value-type="string" calcext:value-type="string">
            <text:p>reassessed</text:p>
          </table:table-cell>
          <table:table-cell office:value-type="float" office:value="20" calcext:value-type="float">
            <text:p>20</text:p>
          </table:table-cell>
          <table:table-cell office:value-type="float" office:value="1370" calcext:value-type="float">
            <text:p>1370</text:p>
          </table:table-cell>
          <table:table-cell office:value-type="float" office:value="1.9" calcext:value-type="float">
            <text:p>1.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D28]/[.E28]" office:value-type="float" office:value="0.0633333333333333" calcext:value-type="float">
            <text:p>0.0633333333</text:p>
          </table:table-cell>
          <table:table-cell/>
          <table:table-cell table:formula="of:=100*([.D28]/[.$B$17])/(([.D28]/[.$B$17]) + ((100-[.D28])/[.$B$18]))" office:value-type="float" office:value="4.79856700111905" calcext:value-type="float">
            <text:p>4.7985670011</text:p>
          </table:table-cell>
          <table:table-cell table:formula="of:=100*([.E28]/[.$B$17])/(([.E28]/[.$B$17]) + ((100-[.E28])/[.$B$18]))" office:value-type="float" office:value="52.7262424445937" calcext:value-type="float">
            <text:p>52.7262424446</text:p>
          </table:table-cell>
          <table:table-cell table:formula="of:=(100-[.J28])*2/3" office:value-type="float" office:value="31.5158383702709" calcext:value-type="float">
            <text:p>31.5158383703</text:p>
          </table:table-cell>
          <table:table-cell table:formula="of:=100-[.J28]-[.K28]" office:value-type="float" office:value="15.7579191851354" calcext:value-type="float">
            <text:p>15.75791918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ssessed</text:p>
          </table:table-cell>
          <table:table-cell office:value-type="float" office:value="20" calcext:value-type="float">
            <text:p>20</text:p>
          </table:table-cell>
          <table:table-cell office:value-type="float" office:value="1370" calcext:value-type="float">
            <text:p>1370</text:p>
          </table:table-cell>
          <table:table-cell office:value-type="float" office:value="1.9" calcext:value-type="float">
            <text:p>1.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D29]/[.E29]" office:value-type="float" office:value="0.0633333333333333" calcext:value-type="float">
            <text:p>0.0633333333</text:p>
          </table:table-cell>
          <table:table-cell/>
          <table:table-cell table:formula="of:=100*([.D29]/[.$B$17])/(([.D29]/[.$B$17]) + ((100-[.D29])/[.$B$18]))" office:value-type="float" office:value="4.79856700111905" calcext:value-type="float">
            <text:p>4.7985670011</text:p>
          </table:table-cell>
          <table:table-cell table:formula="of:=100*([.E29]/[.$B$17])/(([.E29]/[.$B$17]) + ((100-[.E29])/[.$B$18]))" office:value-type="float" office:value="52.7262424445937" calcext:value-type="float">
            <text:p>52.7262424446</text:p>
          </table:table-cell>
          <table:table-cell table:formula="of:=(100-[.J29])*2/3" office:value-type="float" office:value="31.5158383702709" calcext:value-type="float">
            <text:p>31.5158383703</text:p>
          </table:table-cell>
          <table:table-cell table:formula="of:=100-[.J29]-[.K29]" office:value-type="float" office:value="15.7579191851354" calcext:value-type="float">
            <text:p>15.75791918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ssessed</text:p>
          </table:table-cell>
          <table:table-cell office:value-type="float" office:value="23" calcext:value-type="float">
            <text:p>23</text:p>
          </table:table-cell>
          <table:table-cell office:value-type="float" office:value="1450" calcext:value-type="float">
            <text:p>1450</text:p>
          </table:table-cell>
          <table:table-cell office:value-type="float" office:value="1.6" calcext:value-type="float">
            <text:p>1.6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D30]/[.E30]" office:value-type="float" office:value="0.0615384615384615" calcext:value-type="float">
            <text:p>0.0615384615</text:p>
          </table:table-cell>
          <table:table-cell/>
          <table:table-cell table:formula="of:=100*([.D30]/[.$B$17])/(([.D30]/[.$B$17]) + ((100-[.D30])/[.$B$18]))" office:value-type="float" office:value="4.05983899941905" calcext:value-type="float">
            <text:p>4.0598389994</text:p>
          </table:table-cell>
          <table:table-cell table:formula="of:=100*([.E30]/[.$B$17])/(([.E30]/[.$B$17]) + ((100-[.E30])/[.$B$18]))" office:value-type="float" office:value="47.7636745926224" calcext:value-type="float">
            <text:p>47.7636745926</text:p>
          </table:table-cell>
          <table:table-cell table:formula="of:=(100-[.J30])*2/3" office:value-type="float" office:value="34.8242169382517" calcext:value-type="float">
            <text:p>34.8242169383</text:p>
          </table:table-cell>
          <table:table-cell table:formula="of:=100-[.J30]-[.K30]" office:value-type="float" office:value="17.4121084691259" calcext:value-type="float">
            <text:p>17.4121084691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wt%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T ©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lt</text:p>
          </table:table-cell>
          <table:table-cell/>
          <table:table-cell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d</text:p>
          </table:table-cell>
          <table:table-cell office:value-type="float" office:value="15" calcext:value-type="float">
            <text:p>15</text:p>
          </table:table-cell>
          <table:table-cell office:value-type="float" office:value="1100" calcext:value-type="float">
            <text:p>1100</text:p>
          </table:table-cell>
          <table:table-cell office:value-type="float" office:value="2.41" calcext:value-type="float">
            <text:p>2.41</text:p>
          </table:table-cell>
          <table:table-cell office:value-type="float" office:value="31.52" calcext:value-type="float">
            <text:p>31.52</text:p>
          </table:table-cell>
          <table:table-cell office:value-type="float" office:value="1.98" calcext:value-type="float">
            <text:p>1.98</text:p>
          </table:table-cell>
          <table:table-cell table:formula="of:=[.D34]/[.E34]" office:value-type="float" office:value="0.0764593908629442" calcext:value-type="float">
            <text:p>0.0764593909</text:p>
          </table:table-cell>
          <table:table-cell/>
          <table:table-cell table:formula="of:=100*([.D34]/[.$B$17])/(([.D34]/[.$B$17]) + ((100-[.D34])/[.$B$18]))" office:value-type="float" office:value="6.03871007052042" calcext:value-type="float">
            <text:p>6.0387100705</text:p>
          </table:table-cell>
          <table:table-cell table:formula="of:=100*([.E34]/[.$B$17])/(([.E34]/[.$B$17]) + ((100-[.E34])*[.F34]/([.F34]+1)/[.$B$19]) + ((100-[.E34])*1/([.F34]+1)/[.$B$20]) )" office:value-type="float" office:value="53.6461055431324" calcext:value-type="float">
            <text:p>53.6461055431</text:p>
          </table:table-cell>
          <table:table-cell table:formula="of:=(100-[.J34])*[.F34]/(1+[.F34])" office:value-type="float" office:value="30.7988963169791" calcext:value-type="float">
            <text:p>30.798896317</text:p>
          </table:table-cell>
          <table:table-cell table:formula="of:=100-[.J34]-[.K34]" office:value-type="float" office:value="15.5549981398884" calcext:value-type="float">
            <text:p>15.5549981399</text:p>
          </table:table-cell>
          <table:table-cell office:value-type="string" calcext:value-type="string">
            <text:p>Demouchy et al., 2005</text:p>
          </table:table-cell>
          <table:table-cell/>
        </table:table-row>
        <table:table-row table:style-name="ro1">
          <table:table-cell office:value-type="string" calcext:value-type="string">
            <text:p>wad</text:p>
          </table:table-cell>
          <table:table-cell office:value-type="float" office:value="15" calcext:value-type="float">
            <text:p>15</text:p>
          </table:table-cell>
          <table:table-cell office:value-type="float" office:value="1200" calcext:value-type="float">
            <text:p>1200</text:p>
          </table:table-cell>
          <table:table-cell office:value-type="float" office:value="2.24" calcext:value-type="float">
            <text:p>2.24</text:p>
          </table:table-cell>
          <table:table-cell office:value-type="float" office:value="28.62" calcext:value-type="float">
            <text:p>28.62</text:p>
          </table:table-cell>
          <table:table-cell office:value-type="float" office:value="2.54" calcext:value-type="float">
            <text:p>2.54</text:p>
          </table:table-cell>
          <table:table-cell table:formula="of:=[.D35]/[.E35]" office:value-type="float" office:value="0.0782669461914745" calcext:value-type="float">
            <text:p>0.0782669462</text:p>
          </table:table-cell>
          <table:table-cell/>
          <table:table-cell table:formula="of:=100*([.D35]/[.$B$17])/(([.D35]/[.$B$17]) + ((100-[.D35])/[.$B$18]))" office:value-type="float" office:value="5.62750324974328" calcext:value-type="float">
            <text:p>5.6275032497</text:p>
          </table:table-cell>
          <table:table-cell table:formula="of:=100*([.E35]/[.$B$17])/(([.E35]/[.$B$17]) + ((100-[.E35])*[.F35]/([.F35]+1)/[.$B$19]) + ((100-[.E35])*1/([.F35]+1)/[.$B$20]) )" office:value-type="float" office:value="49.716474659799" calcext:value-type="float">
            <text:p>49.7164746598</text:p>
          </table:table-cell>
          <table:table-cell table:formula="of:=(100-[.J35])*[.F35]/(1+[.F35])" office:value-type="float" office:value="36.0791396508787" calcext:value-type="float">
            <text:p>36.0791396509</text:p>
          </table:table-cell>
          <table:table-cell table:formula="of:=100-[.J35]-[.K35]" office:value-type="float" office:value="14.2043856893223" calcext:value-type="float">
            <text:p>14.20438568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d</text:p>
          </table:table-cell>
          <table:table-cell office:value-type="float" office:value="15" calcext:value-type="float">
            <text:p>15</text:p>
          </table:table-cell>
          <table:table-cell office:value-type="float" office:value="1300" calcext:value-type="float">
            <text:p>1300</text:p>
          </table:table-cell>
          <table:table-cell office:value-type="float" office:value="1.66" calcext:value-type="float">
            <text:p>1.66</text:p>
          </table:table-cell>
          <table:table-cell office:value-type="float" office:value="20.1" calcext:value-type="float">
            <text:p>20.1</text:p>
          </table:table-cell>
          <table:table-cell office:value-type="float" office:value="2.59" calcext:value-type="float">
            <text:p>2.59</text:p>
          </table:table-cell>
          <table:table-cell table:formula="of:=[.D36]/[.E36]" office:value-type="float" office:value="0.0825870646766169" calcext:value-type="float">
            <text:p>0.0825870647</text:p>
          </table:table-cell>
          <table:table-cell/>
          <table:table-cell table:formula="of:=100*([.D36]/[.$B$17])/(([.D36]/[.$B$17]) + ((100-[.D36])/[.$B$18]))" office:value-type="float" office:value="4.20813809063573" calcext:value-type="float">
            <text:p>4.2081380906</text:p>
          </table:table-cell>
          <table:table-cell table:formula="of:=100*([.E36]/[.$B$17])/(([.E36]/[.$B$17]) + ((100-[.E36])*[.F36]/([.F36]+1)/[.$B$19]) + ((100-[.E36])*1/([.F36]+1)/[.$B$20]) )" office:value-type="float" office:value="38.2509079885332" calcext:value-type="float">
            <text:p>38.2509079885</text:p>
          </table:table-cell>
          <table:table-cell table:formula="of:=(100-[.J36])*[.F36]/(1+[.F36])" office:value-type="float" office:value="44.5487878299997" calcext:value-type="float">
            <text:p>44.54878783</text:p>
          </table:table-cell>
          <table:table-cell table:formula="of:=100-[.J36]-[.K36]" office:value-type="float" office:value="17.2003041814671" calcext:value-type="float">
            <text:p>17.2003041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d</text:p>
          </table:table-cell>
          <table:table-cell office:value-type="float" office:value="15" calcext:value-type="float">
            <text:p>15</text:p>
          </table:table-cell>
          <table:table-cell office:value-type="float" office:value="1400" calcext:value-type="float">
            <text:p>1400</text:p>
          </table:table-cell>
          <table:table-cell office:value-type="float" office:value="0.93" calcext:value-type="float">
            <text:p>0.93</text:p>
          </table:table-cell>
          <table:table-cell office:value-type="float" office:value="12" calcext:value-type="float">
            <text:p>12</text:p>
          </table:table-cell>
          <table:table-cell office:value-type="float" office:value="1.92" calcext:value-type="float">
            <text:p>1.92</text:p>
          </table:table-cell>
          <table:table-cell table:formula="of:=[.D37]/[.E37]" office:value-type="float" office:value="0.0775" calcext:value-type="float">
            <text:p>0.0775</text:p>
          </table:table-cell>
          <table:table-cell/>
          <table:table-cell table:formula="of:=100*([.D37]/[.$B$17])/(([.D37]/[.$B$17]) + ((100-[.D37])/[.$B$18]))" office:value-type="float" office:value="2.38474508460301" calcext:value-type="float">
            <text:p>2.3847450846</text:p>
          </table:table-cell>
          <table:table-cell table:formula="of:=100*([.E37]/[.$B$17])/(([.E37]/[.$B$17]) + ((100-[.E37])*[.F37]/([.F37]+1)/[.$B$19]) + ((100-[.E37])*1/([.F37]+1)/[.$B$20]) )" office:value-type="float" office:value="25.5811704819973" calcext:value-type="float">
            <text:p>25.581170482</text:p>
          </table:table-cell>
          <table:table-cell table:formula="of:=(100-[.J37])*[.F37]/(1+[.F37])" office:value-type="float" office:value="48.9329289981387" calcext:value-type="float">
            <text:p>48.9329289981</text:p>
          </table:table-cell>
          <table:table-cell table:formula="of:=100-[.J37]-[.K37]" office:value-type="float" office:value="25.4859005198639" calcext:value-type="float">
            <text:p>25.4859005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ssessed</text:p>
          </table:table-cell>
          <table:table-cell office:value-type="float" office:value="15" calcext:value-type="float">
            <text:p>15</text:p>
          </table:table-cell>
          <table:table-cell office:value-type="float" office:value="1100" calcext:value-type="float">
            <text:p>1100</text:p>
          </table:table-cell>
          <table:table-cell office:value-type="float" office:value="2.41" calcext:value-type="float">
            <text:p>2.41</text:p>
          </table:table-cell>
          <table:table-cell office:value-type="float" office:value="44" calcext:value-type="float">
            <text:p>44</text:p>
          </table:table-cell>
          <table:table-cell office:value-type="float" office:value="1.98" calcext:value-type="float">
            <text:p>1.98</text:p>
          </table:table-cell>
          <table:table-cell table:formula="of:=[.D38]/[.E38]" office:value-type="float" office:value="0.0547727272727273" calcext:value-type="float">
            <text:p>0.0547727273</text:p>
          </table:table-cell>
          <table:table-cell/>
          <table:table-cell table:formula="of:=100*([.D38]/[.$B$17])/(([.D38]/[.$B$17]) + ((100-[.D38])/[.$B$18]))" office:value-type="float" office:value="6.03871007052042" calcext:value-type="float">
            <text:p>6.0387100705</text:p>
          </table:table-cell>
          <table:table-cell table:formula="of:=100*([.E38]/[.$B$17])/(([.E38]/[.$B$17]) + ((100-[.E38])*[.F38]/([.F38]+1)/[.$B$19]) + ((100-[.E38])*1/([.F38]+1)/[.$B$20]) )" office:value-type="float" office:value="66.3930831033108" calcext:value-type="float">
            <text:p>66.3930831033</text:p>
          </table:table-cell>
          <table:table-cell table:formula="of:=(100-[.J38])*[.F38]/(1+[.F38])" office:value-type="float" office:value="22.3294280051828" calcext:value-type="float">
            <text:p>22.3294280052</text:p>
          </table:table-cell>
          <table:table-cell table:formula="of:=100-[.J38]-[.K38]" office:value-type="float" office:value="11.2774888915064" calcext:value-type="float">
            <text:p>11.2774888915</text:p>
          </table:table-cell>
          <table:table-cell office:value-type="string" calcext:value-type="string">
            <text:p>Demouchy et al., 2005</text:p>
          </table:table-cell>
          <table:table-cell/>
        </table:table-row>
        <table:table-row table:style-name="ro1">
          <table:table-cell office:value-type="string" calcext:value-type="string">
            <text:p>reassessed</text:p>
          </table:table-cell>
          <table:table-cell office:value-type="float" office:value="15" calcext:value-type="float">
            <text:p>15</text:p>
          </table:table-cell>
          <table:table-cell office:value-type="float" office:value="1200" calcext:value-type="float">
            <text:p>1200</text:p>
          </table:table-cell>
          <table:table-cell office:value-type="float" office:value="2.24" calcext:value-type="float">
            <text:p>2.24</text:p>
          </table:table-cell>
          <table:table-cell office:value-type="float" office:value="40" calcext:value-type="float">
            <text:p>40</text:p>
          </table:table-cell>
          <table:table-cell office:value-type="float" office:value="2.54" calcext:value-type="float">
            <text:p>2.54</text:p>
          </table:table-cell>
          <table:table-cell table:formula="of:=[.D39]/[.E39]" office:value-type="float" office:value="0.056" calcext:value-type="float">
            <text:p>0.056</text:p>
          </table:table-cell>
          <table:table-cell/>
          <table:table-cell table:formula="of:=100*([.D39]/[.$B$17])/(([.D39]/[.$B$17]) + ((100-[.D39])/[.$B$18]))" office:value-type="float" office:value="5.62750324974328" calcext:value-type="float">
            <text:p>5.6275032497</text:p>
          </table:table-cell>
          <table:table-cell table:formula="of:=100*([.E39]/[.$B$17])/(([.E39]/[.$B$17]) + ((100-[.E39])*[.F39]/([.F39]+1)/[.$B$19]) + ((100-[.E39])*1/([.F39]+1)/[.$B$20]) )" office:value-type="float" office:value="62.1778919426609" calcext:value-type="float">
            <text:p>62.1778919427</text:p>
          </table:table-cell>
          <table:table-cell table:formula="of:=(100-[.J39])*[.F39]/(1+[.F39])" office:value-type="float" office:value="27.1378967417066" calcext:value-type="float">
            <text:p>27.1378967417</text:p>
          </table:table-cell>
          <table:table-cell table:formula="of:=100-[.J39]-[.K39]" office:value-type="float" office:value="10.6842113156325" calcext:value-type="float">
            <text:p>10.6842113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ssessed</text:p>
          </table:table-cell>
          <table:table-cell office:value-type="float" office:value="15" calcext:value-type="float">
            <text:p>15</text:p>
          </table:table-cell>
          <table:table-cell office:value-type="float" office:value="1300" calcext:value-type="float">
            <text:p>1300</text:p>
          </table:table-cell>
          <table:table-cell office:value-type="float" office:value="1.66" calcext:value-type="float">
            <text:p>1.66</text:p>
          </table:table-cell>
          <table:table-cell office:value-type="float" office:value="30" calcext:value-type="float">
            <text:p>30</text:p>
          </table:table-cell>
          <table:table-cell office:value-type="float" office:value="2.59" calcext:value-type="float">
            <text:p>2.59</text:p>
          </table:table-cell>
          <table:table-cell table:formula="of:=[.D40]/[.E40]" office:value-type="float" office:value="0.0553333333333333" calcext:value-type="float">
            <text:p>0.0553333333</text:p>
          </table:table-cell>
          <table:table-cell/>
          <table:table-cell table:formula="of:=100*([.D40]/[.$B$17])/(([.D40]/[.$B$17]) + ((100-[.D40])/[.$B$18]))" office:value-type="float" office:value="4.20813809063573" calcext:value-type="float">
            <text:p>4.2081380906</text:p>
          </table:table-cell>
          <table:table-cell table:formula="of:=100*([.E40]/[.$B$17])/(([.E40]/[.$B$17]) + ((100-[.E40])*[.F40]/([.F40]+1)/[.$B$19]) + ((100-[.E40])*1/([.F40]+1)/[.$B$20]) )" office:value-type="float" office:value="51.3458299502476" calcext:value-type="float">
            <text:p>51.3458299502</text:p>
          </table:table-cell>
          <table:table-cell table:formula="of:=(100-[.J40])*[.F40]/(1+[.F40])" office:value-type="float" office:value="35.1014764425791" calcext:value-type="float">
            <text:p>35.1014764426</text:p>
          </table:table-cell>
          <table:table-cell table:formula="of:=100-[.J40]-[.K40]" office:value-type="float" office:value="13.5526936071734" calcext:value-type="float">
            <text:p>13.5526936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ssessed</text:p>
          </table:table-cell>
          <table:table-cell office:value-type="float" office:value="15" calcext:value-type="float">
            <text:p>15</text:p>
          </table:table-cell>
          <table:table-cell office:value-type="float" office:value="1400" calcext:value-type="float">
            <text:p>1400</text:p>
          </table:table-cell>
          <table:table-cell office:value-type="float" office:value="0.93" calcext:value-type="float">
            <text:p>0.93</text:p>
          </table:table-cell>
          <table:table-cell office:value-type="float" office:value="17" calcext:value-type="float">
            <text:p>17</text:p>
          </table:table-cell>
          <table:table-cell office:value-type="float" office:value="1.92" calcext:value-type="float">
            <text:p>1.92</text:p>
          </table:table-cell>
          <table:table-cell table:formula="of:=[.D41]/[.E41]" office:value-type="float" office:value="0.0547058823529412" calcext:value-type="float">
            <text:p>0.0547058824</text:p>
          </table:table-cell>
          <table:table-cell/>
          <table:table-cell table:formula="of:=100*([.D41]/[.$B$17])/(([.D41]/[.$B$17]) + ((100-[.D41])/[.$B$18]))" office:value-type="float" office:value="2.38474508460301" calcext:value-type="float">
            <text:p>2.3847450846</text:p>
          </table:table-cell>
          <table:table-cell table:formula="of:=100*([.E41]/[.$B$17])/(([.E41]/[.$B$17]) + ((100-[.E41])*[.F41]/([.F41]+1)/[.$B$19]) + ((100-[.E41])*1/([.F41]+1)/[.$B$20]) )" office:value-type="float" office:value="34.0503886148533" calcext:value-type="float">
            <text:p>34.0503886149</text:p>
          </table:table-cell>
          <table:table-cell table:formula="of:=(100-[.J41])*[.F41]/(1+[.F41])" office:value-type="float" office:value="43.3641280340691" calcext:value-type="float">
            <text:p>43.3641280341</text:p>
          </table:table-cell>
          <table:table-cell table:formula="of:=100-[.J41]-[.K41]" office:value-type="float" office:value="22.5854833510776" calcext:value-type="float">
            <text:p>22.5854833511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old Dwad/rw</text:p>
          </table:table-cell>
          <table:table-cell office:value-type="string" calcext:value-type="string">
            <text:p>new Dwad/rw</text:p>
          </table:table-cell>
          <table:table-cell/>
          <table:table-cell office:value-type="string" calcext:value-type="string">
            <text:p>boundaries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 (H2O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0" calcext:value-type="float">
            <text:p>1300</text:p>
          </table:table-cell>
          <table:table-cell table:formula="of:=[.G36]/[.G23]" office:value-type="float" office:value="3.17642556448527" calcext:value-type="float">
            <text:p>3.1764255645</text:p>
          </table:table-cell>
          <table:table-cell table:formula="of:=[.G40]/[.G27]" office:value-type="float" office:value="0.851282051282051" calcext:value-type="float">
            <text:p>0.8512820513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/>
          <table:table-cell table:formula="of:=((1/(1+[.F34]))-0.5)*(100-[.K44])" office:value-type="float" office:value="-8.80373952849584" calcext:value-type="float">
            <text:p>-8.8037395285</text:p>
          </table:table-cell>
          <table:table-cell table:formula="of:=[.J34]*COS(30/180*PI())" office:value-type="float" office:value="46.4588902144539" calcext:value-type="float">
            <text:p>46.45889021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0" calcext:value-type="float">
            <text:p>1450</text:p>
          </table:table-cell>
          <table:table-cell table:formula="of:=[.G37]/[.G26]" office:value-type="float" office:value="1.8696875" calcext:value-type="float">
            <text:p>1.8696875</text:p>
          </table:table-cell>
          <table:table-cell table:formula="of:=[.G41]/[.G30]" office:value-type="float" office:value="0.888970588235294" calcext:value-type="float">
            <text:p>0.888970588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table:formula="of:=((1/(1+[.F35]))-0.5)*(100-[.K45])" office:value-type="float" office:value="-12.3861830134652" calcext:value-type="float">
            <text:p>-12.3861830135</text:p>
          </table:table-cell>
          <table:table-cell table:formula="of:=[.J35]*COS(30/180*PI())" office:value-type="float" office:value="43.0557300419912" calcext:value-type="float">
            <text:p>43.05573004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(1/(1+[.F36]))-0.5)*(100-[.K46])" office:value-type="float" office:value="-14.8090877051439" calcext:value-type="float">
            <text:p>-14.8090877051</text:p>
          </table:table-cell>
          <table:table-cell table:formula="of:=[.J36]*COS(30/180*PI())" office:value-type="float" office:value="33.1262580358909" calcext:value-type="float">
            <text:p>33.126258035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/>
          <table:table-cell table:formula="of:=((1/(1+[.F37]))-0.5)*(100-[.K47])" office:value-type="float" office:value="-12.263419860227" calcext:value-type="float">
            <text:p>-12.2634198602</text:p>
          </table:table-cell>
          <table:table-cell table:formula="of:=[.J37]*COS(30/180*PI())" office:value-type="float" office:value="22.1539434959503" calcext:value-type="float">
            <text:p>22.153943496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((1/(1+[.F56]))-0.5)*(100-[.K48])" office:value-type="float" office:value="-13.9473189105272" calcext:value-type="float">
            <text:p>-13.9473189105</text:p>
          </table:table-cell>
          <table:table-cell table:formula="of:=[.J56]*COS(30/180*PI())" office:value-type="float" office:value="38.0875111776596" calcext:value-type="float">
            <text:p>38.087511177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-16.6666" calcext:value-type="float">
            <text:p>-16.6666</text:p>
          </table:table-cell>
          <table:table-cell office:value-type="float" office:value="0" calcext:value-type="float">
            <text:p>0</text:p>
          </table:table-cell>
          <table:table-cell/>
          <table:table-cell table:formula="of:=((1/(1+[.F57]))-0.5)*(100-[.K49])" office:value-type="float" office:value="-12.0722017236705" calcext:value-type="float">
            <text:p>-12.0722017237</text:p>
          </table:table-cell>
          <table:table-cell table:formula="of:=[.J57]*COS(30/180*PI())" office:value-type="float" office:value="40.8637074985417" calcext:value-type="float">
            <text:p>40.863707498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(1/(1+[.F58]))-0.5)*(100-[.K50])" office:value-type="float" office:value="-11.76743017035" calcext:value-type="float">
            <text:p>-11.7674301704</text:p>
          </table:table-cell>
          <table:table-cell table:formula="of:=[.J58]*COS(30/180*PI())" office:value-type="float" office:value="24.1654500132999" calcext:value-type="float">
            <text:p>24.1654500133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(1/(1+[.F59]))-0.5)*(100-[.K51])" office:value-type="float" office:value="-10.7952217741584" calcext:value-type="float">
            <text:p>-10.7952217742</text:p>
          </table:table-cell>
          <table:table-cell table:formula="of:=[.J59]*COS(30/180*PI())" office:value-type="float" office:value="20.0570063210976" calcext:value-type="float">
            <text:p>20.0570063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tasov et al., 201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B Bulk compositions are Si-enriched, temperatures mostly too high for bulk to lie on hen cotectic...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Wt %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 (GPa)</text:p>
          </table:table-cell>
          <table:table-cell office:value-type="string" calcext:value-type="string">
            <text:p>T ©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lt (deficit in totals)</text:p>
          </table:table-cell>
          <table:table-cell office:value-type="string" calcext:value-type="string">
            <text:p>Mg:Si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K-30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1.02" calcext:value-type="float">
            <text:p>1.02</text:p>
          </table:table-cell>
          <table:table-cell table:style-name="ce1" office:value-type="float" office:value="24.2" calcext:value-type="float">
            <text:p>24.2</text:p>
          </table:table-cell>
          <table:table-cell table:style-name="ce1" office:value-type="float" office:value="2.64" calcext:value-type="float">
            <text:p>2.64</text:p>
          </table:table-cell>
          <table:table-cell table:style-name="ce1" table:formula="of:=[.D56]/[.E56]" office:value-type="float" office:value="0.0421487603305785" calcext:value-type="float">
            <text:p>0.0421487603</text:p>
          </table:table-cell>
          <table:table-cell/>
          <table:table-cell table:formula="of:=100*([.D56]/[.$B$17])/(([.D56]/[.$B$17]) + ((100-[.D56])/[.$B$18]))" office:value-type="float" office:value="2.61181538998938" calcext:value-type="float">
            <text:p>2.61181539</text:p>
          </table:table-cell>
          <table:table-cell table:formula="of:=100*([.E56]/[.$B$17])/(([.E56]/[.$B$17]) + ((100-[.E56])*[.F56]/([.F56]+1)/[.$B$19]) + ((100-[.E56])*1/([.F56]+1)/[.$B$20]) )" office:value-type="float" office:value="43.9796696623693" calcext:value-type="float">
            <text:p>43.9796696624</text:p>
          </table:table-cell>
          <table:table-cell table:formula="of:=(100-[.J56])*[.F56]/(1+[.F56])" office:value-type="float" office:value="40.6301296954245" calcext:value-type="float">
            <text:p>40.6301296954</text:p>
          </table:table-cell>
          <table:table-cell table:formula="of:=100-[.J56]-[.K56]" office:value-type="float" office:value="15.3902006422062" calcext:value-type="float">
            <text:p>15.39020064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-302</text:p>
          </table:table-cell>
          <table:table-cell table:style-name="ce1" office:value-type="float" office:value="18.5" calcext:value-type="float">
            <text:p>18.5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1.13" calcext:value-type="float">
            <text:p>1.13</text:p>
          </table:table-cell>
          <table:table-cell table:style-name="ce1" office:value-type="float" office:value="26.5" calcext:value-type="float">
            <text:p>26.5</text:p>
          </table:table-cell>
          <table:table-cell table:style-name="ce1" office:value-type="float" office:value="2.38" calcext:value-type="float">
            <text:p>2.38</text:p>
          </table:table-cell>
          <table:table-cell table:style-name="ce1" table:formula="of:=[.D57]/[.E57]" office:value-type="float" office:value="0.0426415094339623" calcext:value-type="float">
            <text:p>0.0426415094</text:p>
          </table:table-cell>
          <table:table-cell/>
          <table:table-cell table:formula="of:=100*([.D57]/[.$B$17])/(([.D57]/[.$B$17]) + ((100-[.D57])/[.$B$18]))" office:value-type="float" office:value="2.88847212220287" calcext:value-type="float">
            <text:p>2.8884721222</text:p>
          </table:table-cell>
          <table:table-cell table:formula="of:=100*([.E57]/[.$B$17])/(([.E57]/[.$B$17]) + ((100-[.E57])*[.F57]/([.F57]+1)/[.$B$19]) + ((100-[.E57])*1/([.F57]+1)/[.$B$20]) )" office:value-type="float" office:value="47.1853450487384" calcext:value-type="float">
            <text:p>47.1853450487</text:p>
          </table:table-cell>
          <table:table-cell table:formula="of:=(100-[.J57])*[.F57]/(1+[.F57])" office:value-type="float" office:value="37.1890173917168" calcext:value-type="float">
            <text:p>37.1890173917</text:p>
          </table:table-cell>
          <table:table-cell table:formula="of:=100-[.J57]-[.K57]" office:value-type="float" office:value="15.6256375595449" calcext:value-type="float">
            <text:p>15.625637559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-970/5</text:p>
          </table:table-cell>
          <table:table-cell table:style-name="ce1" office:value-type="float" office:value="15.5" calcext:value-type="float">
            <text:p>15.5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1.9" calcext:value-type="float">
            <text:p>1.9</text:p>
          </table:table-cell>
          <table:table-cell table:style-name="ce1" table:formula="of:=[.D58]/[.E58]" office:value-type="float" office:value="0.043609022556391" calcext:value-type="float">
            <text:p>0.0436090226</text:p>
          </table:table-cell>
          <table:table-cell/>
          <table:table-cell table:formula="of:=100*([.D58]/[.$B$17])/(([.D58]/[.$B$17]) + ((100-[.D58])/[.$B$18]))" office:value-type="float" office:value="1.49552500715701" calcext:value-type="float">
            <text:p>1.4955250072</text:p>
          </table:table-cell>
          <table:table-cell table:formula="of:=100*([.E58]/[.$B$17])/(([.E58]/[.$B$17]) + ((100-[.E58])*[.F58]/([.F58]+1)/[.$B$19]) + ((100-[.E58])*1/([.F58]+1)/[.$B$20]) )" office:value-type="float" office:value="27.9038581405343" calcext:value-type="float">
            <text:p>27.9038581405</text:p>
          </table:table-cell>
          <table:table-cell table:formula="of:=(100-[.J58])*[.F58]/(1+[.F58])" office:value-type="float" office:value="47.2354032872362" calcext:value-type="float">
            <text:p>47.2354032872</text:p>
          </table:table-cell>
          <table:table-cell table:formula="of:=100-[.J58]-[.K58]" office:value-type="float" office:value="24.8607385722296" calcext:value-type="float">
            <text:p>24.86073857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-293</text:p>
          </table:table-cell>
          <table:table-cell table:style-name="ce1" office:value-type="float" office:value="18.5" calcext:value-type="float">
            <text:p>18.5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1.74" calcext:value-type="float">
            <text:p>1.74</text:p>
          </table:table-cell>
          <table:table-cell table:style-name="ce1" table:formula="of:=[.D59]/[.E59]" office:value-type="float" office:value="0.0679245283018868" calcext:value-type="float">
            <text:p>0.0679245283</text:p>
          </table:table-cell>
          <table:table-cell/>
          <table:table-cell table:formula="of:=100*([.D59]/[.$B$17])/(([.D59]/[.$B$17]) + ((100-[.D59])/[.$B$18]))" office:value-type="float" office:value="1.8523963323337" calcext:value-type="float">
            <text:p>1.8523963323</text:p>
          </table:table-cell>
          <table:table-cell table:formula="of:=100*([.E59]/[.$B$17])/(([.E59]/[.$B$17]) + ((100-[.E59])*[.F59]/([.F59]+1)/[.$B$19]) + ((100-[.E59])*1/([.F59]+1)/[.$B$20]) )" office:value-type="float" office:value="23.1598359972474" calcext:value-type="float">
            <text:p>23.1598359972</text:p>
          </table:table-cell>
          <table:table-cell table:formula="of:=(100-[.J59])*[.F59]/(1+[.F59])" office:value-type="float" office:value="48.7963085272954" calcext:value-type="float">
            <text:p>48.7963085273</text:p>
          </table:table-cell>
          <table:table-cell table:formula="of:=100-[.J59]-[.K59]" office:value-type="float" office:value="28.0438554754572" calcext:value-type="float">
            <text:p>28.0438554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-312</text:p>
          </table:table-cell>
          <table:table-cell office:value-type="float" office:value="16" calcext:value-type="float">
            <text:p>16</text:p>
          </table:table-cell>
          <table:table-cell office:value-type="float" office:value="1500" calcext:value-type="float">
            <text:p>1500</text:p>
          </table:table-cell>
          <table:table-cell office:value-type="float" office:value="0.55" calcext:value-type="float">
            <text:p>0.55</text:p>
          </table:table-cell>
          <table:table-cell office:value-type="float" office:value="10.2" calcext:value-type="float">
            <text:p>10.2</text:p>
          </table:table-cell>
          <table:table-cell office:value-type="float" office:value="1.54" calcext:value-type="float">
            <text:p>1.54</text:p>
          </table:table-cell>
          <table:table-cell table:formula="of:=[.D60]/[.E60]" office:value-type="float" office:value="0.053921568627451" calcext:value-type="float">
            <text:p>0.0539215686</text:p>
          </table:table-cell>
          <table:table-cell/>
          <table:table-cell table:formula="of:=100*([.D60]/[.$B$17])/(([.D60]/[.$B$17]) + ((100-[.D60])/[.$B$18]))" office:value-type="float" office:value="1.41884607600408" calcext:value-type="float">
            <text:p>1.418846076</text:p>
          </table:table-cell>
          <table:table-cell table:formula="of:=100*([.E60]/[.$B$17])/(([.E60]/[.$B$17]) + ((100-[.E60])*[.F60]/([.F60]+1)/[.$B$19]) + ((100-[.E60])*1/([.F60]+1)/[.$B$20]) )" office:value-type="float" office:value="22.5931271533765" calcext:value-type="float">
            <text:p>22.5931271534</text:p>
          </table:table-cell>
          <table:table-cell table:formula="of:=(100-[.J60])*[.F60]/(1+[.F60])" office:value-type="float" office:value="46.9317260566143" calcext:value-type="float">
            <text:p>46.9317260566</text:p>
          </table:table-cell>
          <table:table-cell table:formula="of:=100-[.J60]-[.K60]" office:value-type="float" office:value="30.4751467900093" calcext:value-type="float">
            <text:p>30.475146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756/1</text:p>
          </table:table-cell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 office:value-type="float" office:value="0.52" calcext:value-type="float">
            <text:p>0.52</text:p>
          </table:table-cell>
          <table:table-cell office:value-type="float" office:value="9.1" calcext:value-type="float">
            <text:p>9.1</text:p>
          </table:table-cell>
          <table:table-cell office:value-type="float" office:value="1.43" calcext:value-type="float">
            <text:p>1.43</text:p>
          </table:table-cell>
          <table:table-cell table:formula="of:=[.D61]/[.E61]" office:value-type="float" office:value="0.0571428571428571" calcext:value-type="float">
            <text:p>0.0571428571</text:p>
          </table:table-cell>
          <table:table-cell/>
          <table:table-cell table:formula="of:=100*([.D61]/[.$B$17])/(([.D61]/[.$B$17]) + ((100-[.D61])/[.$B$18]))" office:value-type="float" office:value="1.34209402931405" calcext:value-type="float">
            <text:p>1.3420940293</text:p>
          </table:table-cell>
          <table:table-cell table:formula="of:=100*([.E61]/[.$B$17])/(([.E61]/[.$B$17]) + ((100-[.E61])*[.F61]/([.F61]+1)/[.$B$19]) + ((100-[.E61])*1/([.F61]+1)/[.$B$20]) )" office:value-type="float" office:value="20.5714147624358" calcext:value-type="float">
            <text:p>20.5714147624</text:p>
          </table:table-cell>
          <table:table-cell table:formula="of:=(100-[.J61])*[.F61]/(1+[.F61])" office:value-type="float" office:value="46.741924645974" calcext:value-type="float">
            <text:p>46.741924646</text:p>
          </table:table-cell>
          <table:table-cell table:formula="of:=100-[.J61]-[.K61]" office:value-type="float" office:value="32.6866605915902" calcext:value-type="float">
            <text:p>32.68666059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-301</text:p>
          </table:table-cell>
          <table:table-cell office:value-type="float" office:value="16" calcext:value-type="float">
            <text:p>16</text:p>
          </table:table-cell>
          <table:table-cell office:value-type="float" office:value="1600" calcext:value-type="float">
            <text:p>1600</text:p>
          </table:table-cell>
          <table:table-cell office:value-type="float" office:value="0.37" calcext:value-type="float">
            <text:p>0.37</text:p>
          </table:table-cell>
          <table:table-cell office:value-type="float" office:value="8.9" calcext:value-type="float">
            <text:p>8.9</text:p>
          </table:table-cell>
          <table:table-cell office:value-type="float" office:value="1.6" calcext:value-type="float">
            <text:p>1.6</text:p>
          </table:table-cell>
          <table:table-cell table:formula="of:=[.D62]/[.E62]" office:value-type="float" office:value="0.0415730337078652" calcext:value-type="float">
            <text:p>0.0415730337</text:p>
          </table:table-cell>
          <table:table-cell/>
          <table:table-cell table:formula="of:=100*([.D62]/[.$B$17])/(([.D62]/[.$B$17]) + ((100-[.D62])/[.$B$18]))" office:value-type="float" office:value="0.957233393879811" calcext:value-type="float">
            <text:p>0.9572333939</text:p>
          </table:table-cell>
          <table:table-cell table:formula="of:=100*([.E62]/[.$B$17])/(([.E62]/[.$B$17]) + ((100-[.E62])*[.F62]/([.F62]+1)/[.$B$19]) + ((100-[.E62])*1/([.F62]+1)/[.$B$20]) )" office:value-type="float" office:value="20.0116093127226" calcext:value-type="float">
            <text:p>20.0116093127</text:p>
          </table:table-cell>
          <table:table-cell table:formula="of:=(100-[.J62])*[.F62]/(1+[.F62])" office:value-type="float" office:value="49.2236250383245" calcext:value-type="float">
            <text:p>49.2236250383</text:p>
          </table:table-cell>
          <table:table-cell table:formula="of:=100-[.J62]-[.K62]" office:value-type="float" office:value="30.7647656489528" calcext:value-type="float">
            <text:p>30.7647656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-313</text:p>
          </table:table-cell>
          <table:table-cell office:value-type="float" office:value="18.5" calcext:value-type="float">
            <text:p>18.5</text:p>
          </table:table-cell>
          <table:table-cell office:value-type="float" office:value="1600" calcext:value-type="float">
            <text:p>1600</text:p>
          </table:table-cell>
          <table:table-cell office:value-type="float" office:value="0.37" calcext:value-type="float">
            <text:p>0.37</text:p>
          </table:table-cell>
          <table:table-cell office:value-type="float" office:value="9.7" calcext:value-type="float">
            <text:p>9.7</text:p>
          </table:table-cell>
          <table:table-cell office:value-type="float" office:value="1.69" calcext:value-type="float">
            <text:p>1.69</text:p>
          </table:table-cell>
          <table:table-cell table:formula="of:=[.D63]/[.E63]" office:value-type="float" office:value="0.0381443298969072" calcext:value-type="float">
            <text:p>0.0381443299</text:p>
          </table:table-cell>
          <table:table-cell/>
          <table:table-cell table:formula="of:=100*([.D63]/[.$B$17])/(([.D63]/[.$B$17]) + ((100-[.D63])/[.$B$18]))" office:value-type="float" office:value="0.957233393879811" calcext:value-type="float">
            <text:p>0.9572333939</text:p>
          </table:table-cell>
          <table:table-cell table:formula="of:=100*([.E63]/[.$B$17])/(([.E63]/[.$B$17]) + ((100-[.E63])*[.F63]/([.F63]+1)/[.$B$19]) + ((100-[.E63])*1/([.F63]+1)/[.$B$20]) )" office:value-type="float" office:value="21.4921338699392" calcext:value-type="float">
            <text:p>21.4921338699</text:p>
          </table:table-cell>
          <table:table-cell table:formula="of:=(100-[.J63])*[.F63]/(1+[.F63])" office:value-type="float" office:value="49.3227857843133" calcext:value-type="float">
            <text:p>49.3227857843</text:p>
          </table:table-cell>
          <table:table-cell table:formula="of:=100-[.J63]-[.K63]" office:value-type="float" office:value="29.1850803457475" calcext:value-type="float">
            <text:p>29.1850803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-300</text:p>
          </table:table-cell>
          <table:table-cell office:value-type="float" office:value="20" calcext:value-type="float">
            <text:p>20</text:p>
          </table:table-cell>
          <table:table-cell office:value-type="float" office:value="1600" calcext:value-type="float">
            <text:p>1600</text:p>
          </table:table-cell>
          <table:table-cell office:value-type="float" office:value="0.44" calcext:value-type="float">
            <text:p>0.44</text:p>
          </table:table-cell>
          <table:table-cell office:value-type="float" office:value="6.7" calcext:value-type="float">
            <text:p>6.7</text:p>
          </table:table-cell>
          <table:table-cell office:value-type="float" office:value="1.52" calcext:value-type="float">
            <text:p>1.52</text:p>
          </table:table-cell>
          <table:table-cell table:formula="of:=[.D64]/[.E64]" office:value-type="float" office:value="0.0656716417910448" calcext:value-type="float">
            <text:p>0.0656716418</text:p>
          </table:table-cell>
          <table:table-cell/>
          <table:table-cell table:formula="of:=100*([.D64]/[.$B$17])/(([.D64]/[.$B$17]) + ((100-[.D64])/[.$B$18]))" office:value-type="float" office:value="1.13706365475923" calcext:value-type="float">
            <text:p>1.1370636548</text:p>
          </table:table-cell>
          <table:table-cell table:formula="of:=100*([.E64]/[.$B$17])/(([.E64]/[.$B$17]) + ((100-[.E64])*[.F64]/([.F64]+1)/[.$B$19]) + ((100-[.E64])*1/([.F64]+1)/[.$B$20]) )" office:value-type="float" office:value="15.5938606903109" calcext:value-type="float">
            <text:p>15.5938606903</text:p>
          </table:table-cell>
          <table:table-cell table:formula="of:=(100-[.J64])*[.F64]/(1+[.F64])" office:value-type="float" office:value="50.911639583622" calcext:value-type="float">
            <text:p>50.9116395836</text:p>
          </table:table-cell>
          <table:table-cell table:formula="of:=100-[.J64]-[.K64]" office:value-type="float" office:value="33.4944997260671" calcext:value-type="float">
            <text:p>33.4944997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-299</text:p>
          </table:table-cell>
          <table:table-cell office:value-type="float" office:value="16.5" calcext:value-type="float">
            <text:p>16.5</text:p>
          </table:table-cell>
          <table:table-cell office:value-type="float" office:value="1800" calcext:value-type="float">
            <text:p>1800</text:p>
          </table:table-cell>
          <table:table-cell office:value-type="float" office:value="0.39" calcext:value-type="float">
            <text:p>0.39</text:p>
          </table:table-cell>
          <table:table-cell office:value-type="float" office:value="5.1" calcext:value-type="float">
            <text:p>5.1</text:p>
          </table:table-cell>
          <table:table-cell office:value-type="float" office:value="1.46" calcext:value-type="float">
            <text:p>1.46</text:p>
          </table:table-cell>
          <table:table-cell table:formula="of:=[.D65]/[.E65]" office:value-type="float" office:value="0.0764705882352941" calcext:value-type="float">
            <text:p>0.0764705882</text:p>
          </table:table-cell>
          <table:table-cell/>
          <table:table-cell table:formula="of:=100*([.D65]/[.$B$17])/(([.D65]/[.$B$17]) + ((100-[.D65])/[.$B$18]))" office:value-type="float" office:value="1.00865437990512" calcext:value-type="float">
            <text:p>1.0086543799</text:p>
          </table:table-cell>
          <table:table-cell table:formula="of:=100*([.E65]/[.$B$17])/(([.E65]/[.$B$17]) + ((100-[.E65])*[.F65]/([.F65]+1)/[.$B$19]) + ((100-[.E65])*1/([.F65]+1)/[.$B$20]) )" office:value-type="float" office:value="12.185688578982" calcext:value-type="float">
            <text:p>12.185688579</text:p>
          </table:table-cell>
          <table:table-cell table:formula="of:=(100-[.J65])*[.F65]/(1+[.F65])" office:value-type="float" office:value="52.1174368596286" calcext:value-type="float">
            <text:p>52.1174368596</text:p>
          </table:table-cell>
          <table:table-cell table:formula="of:=100-[.J65]-[.K65]" office:value-type="float" office:value="35.6968745613894" calcext:value-type="float">
            <text:p>35.6968745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-295</text:p>
          </table:table-cell>
          <table:table-cell office:value-type="float" office:value="18" calcext:value-type="float">
            <text:p>18</text:p>
          </table:table-cell>
          <table:table-cell office:value-type="float" office:value="1900" calcext:value-type="float">
            <text:p>1900</text:p>
          </table:table-cell>
          <table:table-cell office:value-type="float" office:value="0.24" calcext:value-type="float">
            <text:p>0.24</text:p>
          </table:table-cell>
          <table:table-cell office:value-type="float" office:value="6.9" calcext:value-type="float">
            <text:p>6.9</text:p>
          </table:table-cell>
          <table:table-cell office:value-type="float" office:value="1.36" calcext:value-type="float">
            <text:p>1.36</text:p>
          </table:table-cell>
          <table:table-cell table:formula="of:=[.D66]/[.E66]" office:value-type="float" office:value="0.0347826086956522" calcext:value-type="float">
            <text:p>0.0347826087</text:p>
          </table:table-cell>
          <table:table-cell/>
          <table:table-cell table:formula="of:=100*([.D66]/[.$B$17])/(([.D66]/[.$B$17]) + ((100-[.D66])/[.$B$18]))" office:value-type="float" office:value="0.622196663691914" calcext:value-type="float">
            <text:p>0.6221966637</text:p>
          </table:table-cell>
          <table:table-cell table:formula="of:=100*([.E66]/[.$B$17])/(([.E66]/[.$B$17]) + ((100-[.E66])*[.F66]/([.F66]+1)/[.$B$19]) + ((100-[.E66])*1/([.F66]+1)/[.$B$20]) )" office:value-type="float" office:value="16.1519561883408" calcext:value-type="float">
            <text:p>16.1519561883</text:p>
          </table:table-cell>
          <table:table-cell table:formula="of:=(100-[.J66])*[.F66]/(1+[.F66])" office:value-type="float" office:value="48.3192116880748" calcext:value-type="float">
            <text:p>48.3192116881</text:p>
          </table:table-cell>
          <table:table-cell table:formula="of:=100-[.J66]-[.K66]" office:value-type="float" office:value="35.5288321235844" calcext:value-type="float">
            <text:p>35.5288321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-298</text:p>
          </table:table-cell>
          <table:table-cell office:value-type="float" office:value="20" calcext:value-type="float">
            <text:p>20</text:p>
          </table:table-cell>
          <table:table-cell office:value-type="float" office:value="1900" calcext:value-type="float">
            <text:p>1900</text:p>
          </table:table-cell>
          <table:table-cell office:value-type="float" office:value="0.22" calcext:value-type="float">
            <text:p>0.22</text:p>
          </table:table-cell>
          <table:table-cell office:value-type="float" office:value="5.9" calcext:value-type="float">
            <text:p>5.9</text:p>
          </table:table-cell>
          <table:table-cell office:value-type="float" office:value="1.6" calcext:value-type="float">
            <text:p>1.6</text:p>
          </table:table-cell>
          <table:table-cell table:formula="of:=[.D67]/[.E67]" office:value-type="float" office:value="0.0372881355932203" calcext:value-type="float">
            <text:p>0.0372881356</text:p>
          </table:table-cell>
          <table:table-cell/>
          <table:table-cell table:formula="of:=100*([.D67]/[.$B$17])/(([.D67]/[.$B$17]) + ((100-[.D67])/[.$B$18]))" office:value-type="float" office:value="0.570529090804601" calcext:value-type="float">
            <text:p>0.5705290908</text:p>
          </table:table-cell>
          <table:table-cell table:formula="of:=100*([.E67]/[.$B$17])/(([.E67]/[.$B$17]) + ((100-[.E67])*[.F67]/([.F67]+1)/[.$B$19]) + ((100-[.E67])*1/([.F67]+1)/[.$B$20]) )" office:value-type="float" office:value="13.8349325800611" calcext:value-type="float">
            <text:p>13.8349325801</text:p>
          </table:table-cell>
          <table:table-cell table:formula="of:=(100-[.J67])*[.F67]/(1+[.F67])" office:value-type="float" office:value="53.0246568738085" calcext:value-type="float">
            <text:p>53.0246568738</text:p>
          </table:table-cell>
          <table:table-cell table:formula="of:=100-[.J67]-[.K67]" office:value-type="float" office:value="33.1404105461303" calcext:value-type="float">
            <text:p>33.1404105461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max H2O with br</text:p>
          </table:table-cell>
          <table:table-cell/>
          <table:table-cell office:value-type="string" calcext:value-type="string">
            <text:p>Mg(OH)2</text:p>
          </table:table-cell>
          <table:table-cell office:value-type="string" calcext:value-type="string">
            <text:p>SiO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MgO</text:p>
          </table:table-cell>
          <table:table-cell office:value-type="string" calcext:value-type="string">
            <text:p>SiO2</text:p>
          </table:table-cell>
          <table:table-cell office:value-type="string" calcext:value-type="string">
            <text:p>H2O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71]" office:value-type="float" office:value="2" calcext:value-type="float">
            <text:p>2</text:p>
          </table:table-cell>
          <table:table-cell table:formula="of:=[.E71]" office:value-type="float" office:value="1" calcext:value-type="float">
            <text:p>1</text:p>
          </table:table-cell>
          <table:table-cell table:formula="of:=[.D71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Mg2/3Si2/3O4/3</text:p>
          </table:table-cell>
          <table:table-cell office:value-type="string" calcext:value-type="string">
            <text:p>H2O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74]+[.E74]" office:value-type="float" office:value="3" calcext:value-type="float">
            <text:p>3</text:p>
          </table:table-cell>
          <table:table-cell table:formula="of:=[.F74]" office:value-type="float" office:value="2" calcext:value-type="float">
            <text:p>2</text:p>
          </table:table-cell>
          <table:table-cell table:formula="of:=SUM([.D77:.E77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77]/[.$F$77]" office:value-type="float" office:value="0.6" calcext:value-type="float">
            <text:p>0.6</text:p>
          </table:table-cell>
          <table:table-cell table:formula="of:=[.E77]/[.$F$77]" office:value-type="float" office:value="0.4" calcext:value-type="float">
            <text:p>0.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3">00/00/0000</text:date>, <text:time style:data-style-name="N2" text:time-value="10:59:52.2730303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Myhill</meta:initial-creator>
    <meta:creation-date>2015-07-06T17:21:20.039221750</meta:creation-date>
    <dc:date>2015-07-13T17:11:56.366777660</dc:date>
    <dc:creator>Bob Myhill</dc:creator>
    <meta:editing-duration>P3DT3H1M43S</meta:editing-duration>
    <meta:editing-cycles>2</meta:editing-cycles>
    <meta:generator>LibreOffice/4.2.8.2$Linux_x86 LibreOffice_project/420m0$Build-2</meta:generator>
    <meta:document-statistic meta:table-count="1" meta:cell-count="4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1.029cm" xlink:href=".." xlink:type="simple" chart:class="chart:scatter" chart:style-name="ch1">
        <chart:legend chart:legend-position="end" svg:x="13.147cm" svg:y="4.468cm" style:legend-expansion="high" chart:style-name="ch2"/>
        <chart:plot-area chart:style-name="ch3" table:cell-range-address="Sheet1.G44:Sheet1.H47 Sheet1.K44:Sheet1.K51 Sheet1.H49:Sheet1.H52" svg:x="0.32cm" svg:y="0.22cm" svg:width="12.508cm" svg:height="10.589cm">
          <chartooo:coordinate-region svg:x="0.558cm" svg:y="0.419cm" svg:width="12.084cm" svg:height="9.7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4:Sheet1.H47" chart:class="chart:scatter">
            <chart:domain table:cell-range-address="Sheet1.G44:Sheet1.G47"/>
            <chart:data-point chart:repeated="4"/>
          </chart:series>
          <chart:series chart:style-name="ch7" chart:values-cell-range-address="Sheet1.K48:Sheet1.K51" chart:class="chart:scatter">
            <chart:domain table:cell-range-address="Sheet1.J48:Sheet1.J51"/>
            <chart:data-point chart:repeated="4"/>
          </chart:series>
          <chart:series chart:style-name="ch8" chart:values-cell-range-address="Sheet1.K44:Sheet1.K47" chart:class="chart:scatter">
            <chart:domain table:cell-range-address="Sheet1.J44:Sheet1.J47"/>
            <chart:data-point chart:repeated="4"/>
          </chart:series>
          <chart:series chart:style-name="ch9" chart:values-cell-range-address="Sheet1.H49:Sheet1.H52" chart:class="chart:scatter">
            <chart:domain table:cell-range-address="Sheet1.G49:Sheet1.G52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0">
                <text:p>-50</text:p>
                <draw:g>
                  <svg:desc>Sheet1.G44:Sheet1.G47</svg:desc>
                </draw:g>
              </table:table-cell>
              <table:table-cell office:value-type="float" office:value="0">
                <text:p>0</text:p>
                <draw:g>
                  <svg:desc>Sheet1.H44:Sheet1.H47</svg:desc>
                </draw:g>
              </table:table-cell>
              <table:table-cell office:value-type="float" office:value="-13.9473189105272">
                <text:p>-13.9473189105272</text:p>
                <draw:g>
                  <svg:desc>Sheet1.J48:Sheet1.J51</svg:desc>
                </draw:g>
              </table:table-cell>
              <table:table-cell office:value-type="float" office:value="38.0875111776596">
                <text:p>38.0875111776596</text:p>
                <draw:g>
                  <svg:desc>Sheet1.K48:Sheet1.K51</svg:desc>
                </draw:g>
              </table:table-cell>
              <table:table-cell office:value-type="float" office:value="-8.80373952849584">
                <text:p>-8.80373952849584</text:p>
                <draw:g>
                  <svg:desc>Sheet1.J44:Sheet1.J47</svg:desc>
                </draw:g>
              </table:table-cell>
              <table:table-cell office:value-type="float" office:value="46.4588902144539">
                <text:p>46.4588902144539</text:p>
                <draw:g>
                  <svg:desc>Sheet1.K44:Sheet1.K47</svg:desc>
                </draw:g>
              </table:table-cell>
              <table:table-cell office:value-type="float" office:value="-16.6666">
                <text:p>-16.6666</text:p>
                <draw:g>
                  <svg:desc>Sheet1.G49:Sheet1.G52</svg:desc>
                </draw:g>
              </table:table-cell>
              <table:table-cell office:value-type="float" office:value="0">
                <text:p>0</text:p>
                <draw:g>
                  <svg:desc>Sheet1.H49:Sheet1.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-12.0722017236705">
                <text:p>-12.0722017236705</text:p>
              </table:table-cell>
              <table:table-cell office:value-type="float" office:value="40.8637074985417">
                <text:p>40.8637074985417</text:p>
              </table:table-cell>
              <table:table-cell office:value-type="float" office:value="-12.3861830134652">
                <text:p>-12.3861830134652</text:p>
              </table:table-cell>
              <table:table-cell office:value-type="float" office:value="43.0557300419912">
                <text:p>43.055730041991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-11.76743017035">
                <text:p>-11.76743017035</text:p>
              </table:table-cell>
              <table:table-cell office:value-type="float" office:value="24.1654500132999">
                <text:p>24.1654500132999</text:p>
              </table:table-cell>
              <table:table-cell office:value-type="float" office:value="-14.8090877051439">
                <text:p>-14.8090877051439</text:p>
              </table:table-cell>
              <table:table-cell office:value-type="float" office:value="33.1262580358909">
                <text:p>33.126258035890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0">
                <text:p>-50</text:p>
              </table:table-cell>
              <table:table-cell office:value-type="float" office:value="0">
                <text:p>0</text:p>
              </table:table-cell>
              <table:table-cell office:value-type="float" office:value="-10.7952217741584">
                <text:p>-10.7952217741584</text:p>
              </table:table-cell>
              <table:table-cell office:value-type="float" office:value="20.0570063210976">
                <text:p>20.0570063210976</text:p>
              </table:table-cell>
              <table:table-cell office:value-type="float" office:value="-12.263419860227">
                <text:p>-12.263419860227</text:p>
              </table:table-cell>
              <table:table-cell office:value-type="float" office:value="22.1539434959503">
                <text:p>22.1539434959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